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textarea-horizontal-align="center" draw:textarea-vertical-align="middle"/>
    </style:style>
    <style:style style:name="gr6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7" style:family="graphic" style:parent-style-name="headline1">
      <style:graphic-properties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808080" draw:marker-end="Arrow" draw:textarea-horizontal-align="center" draw:textarea-vertical-align="middle"/>
    </style:style>
    <style:style style:name="gr9" style:family="graphic" style:parent-style-name="standard">
      <style:graphic-properties draw:stroke="dash" draw:stroke-dash="Fine_20_Dotted" draw:marker-start="Arrow" draw:textarea-horizontal-align="center" draw:textarea-vertical-align="middle"/>
    </style:style>
    <style:style style:name="gr10" style:family="graphic" style:parent-style-name="standard">
      <style:graphic-properties svg:stroke-color="#808080" draw:marker-start="Arrow" draw:marker-end="" draw:textarea-horizontal-align="center" draw:textarea-vertical-align="middle"/>
    </style:style>
    <style:style style:name="gr11" style:family="graphic" style:parent-style-name="standard">
      <style:graphic-properties draw:ole-draw-aspect="1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margin-left="0cm" fo:margin-right="0cm" fo:text-align="center" fo:text-indent="0cm"/>
      <style:text-properties fo:font-size="1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  <style:text-properties fo:color="#808080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2.54cm" svg:height="0.635cm" svg:x="6.08cm" svg:y="2.905cm">
          <text:p text:style-name="P1">Apach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35cm" svg:y1="3.54cm" svg:x2="7.35cm" svg:y2="10.525cm">
          <text:p text:style-name="P5"/>
        </draw:line>
        <draw:custom-shape draw:style-name="gr1" draw:text-style-name="P2" draw:layer="layout" svg:width="2.54cm" svg:height="0.635cm" svg:x="9.89cm" svg:y="2.905cm">
          <text:p text:style-name="P1">Python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16cm" svg:y1="3.54cm" svg:x2="11.16cm" svg:y2="10.525cm">
          <text:p text:style-name="P5"/>
        </draw:line>
        <draw:custom-shape draw:style-name="gr1" draw:text-style-name="P2" draw:layer="layout" svg:width="2.54cm" svg:height="0.635cm" svg:x="13.7cm" svg:y="2.905cm">
          <text:p text:style-name="P1">User scrip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97cm" svg:y1="3.54cm" svg:x2="14.97cm" svg:y2="10.525cm">
          <text:p text:style-name="P5"/>
        </draw:line>
        <draw:line draw:style-name="gr2" draw:text-style-name="P3" draw:layer="layout" svg:x1="3.54cm" svg:y1="3.54cm" svg:x2="3.54cm" svg:y2="10.525cm">
          <text:p text:style-name="P5"/>
        </draw:line>
        <draw:custom-shape draw:style-name="gr1" draw:text-style-name="P2" draw:layer="layout" svg:width="2.54cm" svg:height="0.635cm" svg:x="2.27cm" svg:y="2.905cm">
          <text:p text:style-name="P1">Client sid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445cm" svg:y1="2.905cm" svg:x2="5.445cm" svg:y2="10.525cm">
          <text:p text:style-name="P5"/>
        </draw:line>
        <draw:line draw:style-name="gr4" draw:text-style-name="P4" draw:layer="layout" svg:x1="3.54cm" svg:y1="4.81cm" svg:x2="7.35cm" svg:y2="4.81cm">
          <text:p text:style-name="P4">Request</text:p>
          <text:p text:style-name="P4"/>
        </draw:line>
        <draw:line draw:style-name="gr4" draw:text-style-name="P4" draw:layer="layout" svg:x1="7.35cm" svg:y1="6.715cm" svg:x2="14.97cm" svg:y2="6.715cm">
          <text:p text:style-name="P4">Pass CGI </text:p>
          <text:p text:style-name="P4">environment</text:p>
          <text:p text:style-name="P4"/>
          <text:p text:style-name="P4"/>
        </draw:line>
        <draw:line draw:style-name="gr5" draw:text-style-name="P4" draw:layer="layout" svg:x1="7.35cm" svg:y1="5.445cm" svg:x2="11.16cm" svg:y2="5.445cm">
          <text:p text:style-name="P4">Start</text:p>
          <text:p text:style-name="P4">interpreter</text:p>
          <text:p text:style-name="P4"/>
          <text:p text:style-name="P4"/>
        </draw:line>
        <draw:line draw:style-name="gr6" draw:text-style-name="P4" draw:layer="layout" svg:x1="7.35cm" svg:y1="7.985cm" svg:x2="14.97cm" svg:y2="7.985cm">
          <text:p text:style-name="P4">Response (output)</text:p>
          <text:p text:style-name="P4"/>
        </draw:line>
        <draw:line draw:style-name="gr6" draw:text-style-name="P4" draw:layer="layout" svg:x1="3.54cm" svg:y1="9.255cm" svg:x2="7.35cm" svg:y2="9.255cm">
          <text:p text:style-name="P4">Response (output)</text:p>
          <text:p text:style-name="P4"/>
        </draw:line>
        <draw:frame draw:style-name="gr7" draw:layer="layout" svg:width="1.632cm" svg:height="0.962cm" svg:x="1cm" svg:y="1.635cm">
          <draw:text-box>
            <text:p text:style-name="P5">CGI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1" draw:text-style-name="P2" draw:layer="layout" svg:width="2.54cm" svg:height="0.635cm" svg:x="6.08cm" svg:y="2.905cm">
          <text:p text:style-name="P1">Apach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35cm" svg:y1="3.54cm" svg:x2="7.35cm" svg:y2="9.89cm">
          <text:p text:style-name="P5"/>
        </draw:line>
        <draw:custom-shape draw:style-name="gr1" draw:text-style-name="P2" draw:layer="layout" svg:width="2.54cm" svg:height="0.635cm" svg:x="13.7cm" svg:y="2.905cm">
          <text:p text:style-name="P1">Python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97cm" svg:y1="3.54cm" svg:x2="14.97cm" svg:y2="9.89cm">
          <text:p text:style-name="P5"/>
        </draw:line>
        <draw:custom-shape draw:style-name="gr1" draw:text-style-name="P2" draw:layer="layout" svg:width="2.54cm" svg:height="0.635cm" svg:x="17.51cm" svg:y="2.905cm">
          <text:p text:style-name="P1">User scrip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8.78cm" svg:y1="3.54cm" svg:x2="18.78cm" svg:y2="9.89cm">
          <text:p text:style-name="P5"/>
        </draw:line>
        <draw:line draw:style-name="gr2" draw:text-style-name="P3" draw:layer="layout" svg:x1="3.54cm" svg:y1="3.54cm" svg:x2="3.54cm" svg:y2="9.89cm">
          <text:p text:style-name="P5"/>
        </draw:line>
        <draw:custom-shape draw:style-name="gr1" draw:text-style-name="P2" draw:layer="layout" svg:width="2.54cm" svg:height="0.635cm" svg:x="2.27cm" svg:y="2.905cm">
          <text:p text:style-name="P1">Client sid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445cm" svg:y1="2.905cm" svg:x2="5.445cm" svg:y2="9.89cm">
          <text:p text:style-name="P5"/>
        </draw:line>
        <draw:line draw:style-name="gr5" draw:text-style-name="P4" draw:layer="layout" svg:x1="7.35cm" svg:y1="6.08cm" svg:x2="14.97cm" svg:y2="6.08cm">
          <text:p text:style-name="P4">Start</text:p>
          <text:p text:style-name="P4">interpreter</text:p>
          <text:p text:style-name="P4"/>
          <text:p text:style-name="P4"/>
        </draw:line>
        <draw:custom-shape draw:style-name="gr1" draw:text-style-name="P2" draw:layer="layout" svg:width="2.54cm" svg:height="0.635cm" svg:x="9.89cm" svg:y="2.905cm">
          <text:p text:style-name="P1">Socke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16cm" svg:y1="3.54cm" svg:x2="11.16cm" svg:y2="9.89cm">
          <text:p text:style-name="P5"/>
        </draw:line>
        <draw:line draw:style-name="gr8" draw:text-style-name="P6" draw:layer="layout" svg:x1="7.35cm" svg:y1="4.81cm" svg:x2="11.16cm" svg:y2="4.81cm">
          <text:p text:style-name="P6">(Create socket)</text:p>
          <text:p text:style-name="P6"/>
          <text:p text:style-name="P6"/>
        </draw:line>
        <draw:line draw:style-name="gr5" draw:text-style-name="P4" draw:layer="layout" svg:x1="14.97cm" svg:y1="7.35cm" svg:x2="18.78cm" svg:y2="7.35cm">
          <text:p text:style-name="P4">Start script</text:p>
          <text:p text:style-name="P4"/>
          <text:p text:style-name="P4"/>
        </draw:line>
        <draw:line draw:style-name="gr9" draw:text-style-name="P4" draw:layer="layout" svg:x1="11.16cm" svg:y1="8.62cm" svg:x2="18.78cm" svg:y2="8.62cm">
          <text:p text:style-name="P4">Listen on socket</text:p>
          <text:p text:style-name="P4"/>
        </draw:line>
        <draw:custom-shape draw:style-name="gr1" draw:text-style-name="P2" draw:layer="layout" svg:width="2.54cm" svg:height="0.635cm" svg:x="6.08cm" svg:y="12.43cm">
          <text:p text:style-name="P1">Apach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35cm" svg:y1="13.065cm" svg:x2="7.35cm" svg:y2="20.05cm">
          <text:p text:style-name="P5"/>
        </draw:line>
        <draw:custom-shape draw:style-name="gr1" draw:text-style-name="P2" draw:layer="layout" svg:width="2.54cm" svg:height="0.635cm" svg:x="13.7cm" svg:y="12.43cm">
          <text:p text:style-name="P1">User scrip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97cm" svg:y1="13.065cm" svg:x2="14.97cm" svg:y2="20.05cm">
          <text:p text:style-name="P5"/>
        </draw:line>
        <draw:line draw:style-name="gr2" draw:text-style-name="P3" draw:layer="layout" svg:x1="3.54cm" svg:y1="13.065cm" svg:x2="3.54cm" svg:y2="20.05cm">
          <text:p text:style-name="P5"/>
        </draw:line>
        <draw:custom-shape draw:style-name="gr1" draw:text-style-name="P2" draw:layer="layout" svg:width="2.54cm" svg:height="0.635cm" svg:x="2.27cm" svg:y="12.43cm">
          <text:p text:style-name="P1">Client sid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445cm" svg:y1="12.43cm" svg:x2="5.445cm" svg:y2="20.05cm">
          <text:p text:style-name="P5"/>
        </draw:line>
        <draw:custom-shape draw:style-name="gr1" draw:text-style-name="P2" draw:layer="layout" svg:width="2.54cm" svg:height="0.635cm" svg:x="9.89cm" svg:y="12.43cm">
          <text:p text:style-name="P1">Socke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16cm" svg:y1="13.065cm" svg:x2="11.16cm" svg:y2="20.05cm">
          <text:p text:style-name="P5"/>
        </draw:line>
        <draw:line draw:style-name="gr4" draw:text-style-name="P4" draw:layer="layout" svg:x1="3.54cm" svg:y1="14.335cm" svg:x2="7.35cm" svg:y2="14.335cm">
          <text:p text:style-name="P4">Request</text:p>
          <text:p text:style-name="P4"/>
        </draw:line>
        <draw:line draw:style-name="gr4" draw:text-style-name="P4" draw:layer="layout" svg:x1="7.35cm" svg:y1="15.605cm" svg:x2="11.16cm" svg:y2="15.605cm">
          <text:p text:style-name="P4">Request</text:p>
          <text:p text:style-name="P4"/>
        </draw:line>
        <draw:line draw:style-name="gr5" draw:text-style-name="P4" draw:layer="layout" svg:x1="11.16cm" svg:y1="16.875cm" svg:x2="14.97cm" svg:y2="16.875cm">
          <text:p text:style-name="P4">Read request from socket</text:p>
          <text:p text:style-name="P4"/>
          <text:p text:style-name="P4"/>
        </draw:line>
        <draw:line draw:style-name="gr6" draw:text-style-name="P4" draw:layer="layout" svg:x1="11.16cm" svg:y1="18.145cm" svg:x2="14.97cm" svg:y2="18.145cm">
          <text:p text:style-name="P4">Response (output)</text:p>
          <text:p text:style-name="P4"/>
        </draw:line>
        <draw:line draw:style-name="gr6" draw:text-style-name="P4" draw:layer="layout" svg:x1="3.54cm" svg:y1="19.415cm" svg:x2="11.16cm" svg:y2="19.415cm">
          <text:p text:style-name="P4">Response (output)</text:p>
          <text:p text:style-name="P4"/>
        </draw:line>
        <draw:frame draw:style-name="gr7" draw:layer="layout" svg:width="5.76cm" svg:height="0.962cm" svg:x="1cm" svg:y="1.635cm">
          <draw:text-box>
            <text:p text:style-name="P5">FastCGI (Startup)</text:p>
          </draw:text-box>
        </draw:frame>
        <draw:frame draw:style-name="gr7" draw:layer="layout" svg:width="8.871cm" svg:height="0.962cm" svg:x="1.019cm" svg:y="11.16cm">
          <draw:text-box>
            <text:p text:style-name="P5">FastCGI (Request handling)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1" draw:text-style-name="P2" draw:layer="layout" svg:width="2.54cm" svg:height="0.635cm" svg:x="6.081cm" svg:y="2.27cm">
          <text:p text:style-name="P1">Python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351cm" svg:y1="2.989cm" svg:x2="7.35cm" svg:y2="10.525cm">
          <text:p text:style-name="P5"/>
        </draw:line>
        <draw:custom-shape draw:style-name="gr1" draw:text-style-name="P2" draw:layer="layout" svg:width="3.809cm" svg:height="0.635cm" svg:x="13.701cm" svg:y="2.27cm">
          <text:p text:style-name="P1">FastCGI library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605cm" svg:y1="2.989cm" svg:x2="15.605cm" svg:y2="10.525cm">
          <text:p text:style-name="P5"/>
        </draw:line>
        <draw:line draw:style-name="gr2" draw:text-style-name="P3" draw:layer="layout" svg:x1="3.541cm" svg:y1="2.989cm" svg:x2="3.54cm" svg:y2="10.525cm">
          <text:p text:style-name="P5"/>
        </draw:line>
        <draw:custom-shape draw:style-name="gr1" draw:text-style-name="P2" draw:layer="layout" svg:width="2.54cm" svg:height="0.635cm" svg:x="2.271cm" svg:y="2.27cm">
          <text:p text:style-name="P1">Socket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445cm" svg:y1="2.27cm" svg:x2="5.445cm" svg:y2="10.525cm">
          <text:p text:style-name="P5"/>
        </draw:line>
        <draw:custom-shape draw:style-name="gr1" draw:text-style-name="P2" draw:layer="layout" svg:width="2.54cm" svg:height="0.635cm" svg:x="9.891cm" svg:y="2.27cm">
          <text:p text:style-name="P1">User scrip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161cm" svg:y1="2.905cm" svg:x2="11.16cm" svg:y2="9.89cm">
          <text:p text:style-name="P5"/>
        </draw:line>
        <draw:line draw:style-name="gr4" draw:text-style-name="P4" draw:layer="layout" svg:x1="7.35cm" svg:y1="4.175cm" svg:x2="11.16cm" svg:y2="4.175cm">
          <text:p text:style-name="P4">Start script</text:p>
          <text:p text:style-name="P4"/>
        </draw:line>
        <draw:line draw:style-name="gr4" draw:text-style-name="P4" draw:layer="layout" svg:x1="11.16cm" svg:y1="5.445cm" svg:x2="15.605cm" svg:y2="5.445cm">
          <text:p text:style-name="P4">Import library</text:p>
          <text:p text:style-name="P4"/>
        </draw:line>
        <draw:line draw:style-name="gr5" draw:text-style-name="P4" draw:layer="layout" svg:x1="11.161cm" svg:y1="6.715cm" svg:x2="15.605cm" svg:y2="6.715cm">
          <text:p text:style-name="P4">Start FastCGI server</text:p>
          <text:p text:style-name="P4"/>
          <text:p text:style-name="P4"/>
        </draw:line>
        <draw:line draw:style-name="gr6" draw:text-style-name="P4" draw:layer="layout" svg:x1="11.16cm" svg:y1="15.605cm" svg:x2="15.605cm" svg:y2="15.605cm">
          <text:p text:style-name="P4">Request handler</text:p>
          <text:p text:style-name="P4"/>
        </draw:line>
        <draw:frame draw:style-name="gr7" draw:layer="layout" svg:width="5.091cm" svg:height="0.962cm" svg:x="1.02cm" svg:y="1cm">
          <draw:text-box>
            <text:p text:style-name="P5">Client (Startup)</text:p>
          </draw:text-box>
        </draw:frame>
        <draw:line draw:style-name="gr9" draw:text-style-name="P4" draw:layer="layout" svg:x1="3.54cm" svg:y1="9.255cm" svg:x2="15.605cm" svg:y2="9.255cm">
          <text:p text:style-name="P4">Listen on socket</text:p>
          <text:p text:style-name="P4"/>
        </draw:line>
        <draw:line draw:style-name="gr4" draw:text-style-name="P4" draw:layer="layout" svg:x1="3.54cm" svg:y1="14.335cm" svg:x2="15.605cm" svg:y2="14.335cm">
          <text:p text:style-name="P4">Request</text:p>
          <text:p text:style-name="P4"/>
        </draw:line>
        <draw:line draw:style-name="gr5" draw:text-style-name="P4" draw:layer="layout" svg:x1="11.161cm" svg:y1="16.875cm" svg:x2="15.605cm" svg:y2="16.875cm">
          <text:p text:style-name="P4">Response</text:p>
          <text:p text:style-name="P4"/>
          <text:p text:style-name="P4"/>
        </draw:line>
        <draw:line draw:style-name="gr6" draw:text-style-name="P4" draw:layer="layout" svg:x1="3.54cm" svg:y1="18.145cm" svg:x2="15.605cm" svg:y2="18.145cm">
          <text:p text:style-name="P4">Response (output)</text:p>
          <text:p text:style-name="P4"/>
        </draw:line>
        <draw:frame draw:style-name="gr7" draw:layer="layout" svg:width="8.202cm" svg:height="0.962cm" svg:x="0.989cm" svg:y="11.16cm">
          <draw:text-box>
            <text:p text:style-name="P5">Client (Request handling)</text:p>
          </draw:text-box>
        </draw:frame>
        <draw:custom-shape draw:style-name="gr1" draw:text-style-name="P2" draw:layer="layout" svg:width="2.54cm" svg:height="0.635cm" svg:x="6.081cm" svg:y="12.43cm">
          <text:p text:style-name="P1">Python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351cm" svg:y1="13.065cm" svg:x2="7.35cm" svg:y2="19.415cm">
          <text:p text:style-name="P5"/>
        </draw:line>
        <draw:custom-shape draw:style-name="gr1" draw:text-style-name="P2" draw:layer="layout" svg:width="3.809cm" svg:height="0.635cm" svg:x="13.701cm" svg:y="12.43cm">
          <text:p text:style-name="P1">FastCGI library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605cm" svg:y1="13.065cm" svg:x2="15.605cm" svg:y2="19.415cm">
          <text:p text:style-name="P5"/>
        </draw:line>
        <draw:line draw:style-name="gr2" draw:text-style-name="P3" draw:layer="layout" svg:x1="3.541cm" svg:y1="13.065cm" svg:x2="3.54cm" svg:y2="19.415cm">
          <text:p text:style-name="P5"/>
        </draw:line>
        <draw:custom-shape draw:style-name="gr1" draw:text-style-name="P2" draw:layer="layout" svg:width="2.54cm" svg:height="0.635cm" svg:x="2.271cm" svg:y="12.43cm">
          <text:p text:style-name="P1">Socket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445cm" svg:y1="12.43cm" svg:x2="5.445cm" svg:y2="19.415cm">
          <text:p text:style-name="P5"/>
        </draw:line>
        <draw:custom-shape draw:style-name="gr1" draw:text-style-name="P2" draw:layer="layout" svg:width="2.54cm" svg:height="0.635cm" svg:x="9.891cm" svg:y="12.43cm">
          <text:p text:style-name="P1">User scrip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161cm" svg:y1="13.065cm" svg:x2="11.16cm" svg:y2="19.415cm">
          <text:p text:style-name="P5"/>
        </draw:line>
        <draw:line draw:style-name="gr10" draw:text-style-name="P6" draw:layer="layout" svg:x1="3.54cm" svg:y1="7.985cm" svg:x2="15.605cm" svg:y2="7.985cm">
          <text:p text:style-name="P6">(Create socket)</text:p>
          <text:p text:style-name="P6"/>
          <text:p text:style-name="P6"/>
        </draw:line>
      </draw:page>
      <draw:page draw:name="page4" draw:style-name="dp1" draw:master-page-name="Default">
        <office:forms form:automatic-focus="false" form:apply-design-mode="false"/>
        <draw:frame draw:style-name="gr11" draw:layer="layout" svg:width="20.252cm" svg:height="3.611cm" svg:x="0.65cm" svg:y="16.642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Ferry Boender</meta:initial-creator>
    <meta:creation-date>2009-02-01T19:09:28</meta:creation-date>
    <dc:creator>Ferry Boender</dc:creator>
    <dc:date>2009-02-02T00:33:47</dc:date>
    <meta:editing-cycles>2</meta:editing-cycles>
    <meta:editing-duration>PT2H22M58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2.0602in"/>
    </style:style>
    <style:style style:name="co4" style:family="table-column">
      <style:table-column-properties fo:break-before="auto" style:column-width="2.0098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wrap-option="wrap" fo:border="none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fo:border="none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666666" fo:border="none" fo:padding-bottom="0.0193in" fo:padding-left="0.0138in" fo:padding-right="0.0138in" fo:padding-top="0.0193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none" fo:padding-bottom="0.0193in" fo:padding-left="0.0138in" fo:padding-right="0.0138in" fo:padding-top="0.0193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>
            <text:p>Run mode</text:p>
          </table:table-cell>
          <table:table-cell table:style-name="ce1" office:value-type="string">
            <text:p>Communication mode</text:p>
          </table:table-cell>
          <table:table-cell table:style-name="ce1" office:value-type="string">
            <text:p>Directives used</text:p>
          </table:table-cell>
          <table:table-cell table:style-name="ce1" office:value-type="string">
            <text:p>Option used</text:p>
          </table:table-cell>
          <table:table-cell table:style-name="ce1" office:value-type="string">
            <text:p>Script spawned</text:p>
          </table:table-cell>
          <table:table-cell table:style-name="ce1" office:value-type="string">
            <text:p>Socket creation</text:p>
          </table:table-cell>
        </table:table-row>
        <table:table-row table:style-name="ro1">
          <table:table-cell table:style-name="ce2" office:value-type="string">
            <text:p>Static</text:p>
          </table:table-cell>
          <table:table-cell table:style-name="ce2" office:value-type="string">
            <text:p>Unix socket</text:p>
          </table:table-cell>
          <table:table-cell table:style-name="ce4" office:value-type="string">
            <text:p>FastCgiServer</text:p>
          </table:table-cell>
          <table:table-cell table:style-name="ce4" office:value-type="string">
            <text:p>-socket &lt;S&gt; -processes &lt;N&gt;</text:p>
          </table:table-cell>
          <table:table-cell table:style-name="ce4" office:value-type="string">
            <text:p>Automatic</text:p>
          </table:table-cell>
          <table:table-cell table:style-name="ce4" office:value-type="string">
            <text:p>PM</text:p>
          </table:table-cell>
        </table:table-row>
        <table:table-row table:style-name="ro1">
          <table:table-cell table:style-name="ce2" office:value-type="string">
            <text:p>Static</text:p>
          </table:table-cell>
          <table:table-cell table:style-name="ce2" office:value-type="string">
            <text:p>TCP/IP socket</text:p>
          </table:table-cell>
          <table:table-cell table:style-name="ce4" office:value-type="string">
            <text:p>FastCgiServer</text:p>
          </table:table-cell>
          <table:table-cell table:style-name="ce4" office:value-type="string">
            <text:p>-port &lt;P&gt; -processes &lt;N&gt;</text:p>
          </table:table-cell>
          <table:table-cell table:style-name="ce4" office:value-type="string">
            <text:p>Automatic</text:p>
          </table:table-cell>
          <table:table-cell table:style-name="ce4" office:value-type="string">
            <text:p>-</text:p>
          </table:table-cell>
        </table:table-row>
        <table:table-row table:style-name="ro1">
          <table:table-cell table:style-name="ce3" office:value-type="string">
            <text:p>Dynamic</text:p>
          </table:table-cell>
          <table:table-cell table:style-name="ce3" office:value-type="string">
            <text:p>Unix socket</text:p>
          </table:table-cell>
          <table:table-cell table:style-name="ce5" office:value-type="string">
            <text:p>FastCgiServer / FastCgiConfig</text:p>
          </table:table-cell>
          <table:table-cell table:style-name="ce5" office:value-type="string">
            <text:p>-socket &lt;S&gt;</text:p>
          </table:table-cell>
          <table:table-cell table:style-name="ce5" office:value-type="string">
            <text:p>Automatic</text:p>
          </table:table-cell>
          <table:table-cell table:style-name="ce5" office:value-type="string">
            <text:p>PM</text:p>
          </table:table-cell>
        </table:table-row>
        <table:table-row table:style-name="ro1">
          <table:table-cell table:style-name="ce2" office:value-type="string">
            <text:p>Dynamic</text:p>
          </table:table-cell>
          <table:table-cell table:style-name="ce2" office:value-type="string">
            <text:p>TCP/IP socket</text:p>
          </table:table-cell>
          <table:table-cell table:style-name="ce4" office:value-type="string">
            <text:p>FastCgiServer / FastCgiConfig</text:p>
          </table:table-cell>
          <table:table-cell table:style-name="ce4" office:value-type="string">
            <text:p>-port &lt;P&gt;</text:p>
          </table:table-cell>
          <table:table-cell table:style-name="ce4" office:value-type="string">
            <text:p>Automatic</text:p>
          </table:table-cell>
          <table:table-cell table:style-name="ce4" office:value-type="string">
            <text:p>-</text:p>
          </table:table-cell>
        </table:table-row>
        <table:table-row table:style-name="ro1">
          <table:table-cell table:style-name="ce3" office:value-type="string">
            <text:p>External</text:p>
          </table:table-cell>
          <table:table-cell table:style-name="ce3" office:value-type="string">
            <text:p>Unix socket</text:p>
          </table:table-cell>
          <table:table-cell table:style-name="ce5" office:value-type="string">
            <text:p>FastCgiExternalServer</text:p>
          </table:table-cell>
          <table:table-cell table:style-name="ce5" office:value-type="string">
            <text:p>-socket &lt;S&gt;</text:p>
          </table:table-cell>
          <table:table-cell table:style-name="ce5" office:value-type="string">
            <text:p>Manual</text:p>
          </table:table-cell>
          <table:table-cell table:style-name="ce5" office:value-type="string">
            <text:p>Script</text:p>
          </table:table-cell>
        </table:table-row>
        <table:table-row table:style-name="ro1">
          <table:table-cell table:style-name="ce2" office:value-type="string">
            <text:p>External</text:p>
          </table:table-cell>
          <table:table-cell table:style-name="ce2" office:value-type="string">
            <text:p>TCP/IP socket</text:p>
          </table:table-cell>
          <table:table-cell table:style-name="ce4" office:value-type="string">
            <text:p>FastCgiExternalServer</text:p>
          </table:table-cell>
          <table:table-cell table:style-name="ce4" office:value-type="string">
            <text:p>-port &lt;P&gt;</text:p>
          </table:table-cell>
          <table:table-cell table:style-name="ce4" office:value-type="string">
            <text:p>Manual</text:p>
          </table:table-cell>
          <table:table-cell table:style-name="ce4" office:value-type="string">
            <text:p>-</text:p>
          </table:table-cell>
        </table:table-row>
        <table:table-row table:style-name="ro1" table:number-rows-repeated="65527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padding-bottom="0.0193in" fo:padding-left="0.0138in" fo:padding-right="0.0138in" fo:padding-top="0.0193i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2">02/02/2009</text:date>, <text:time>00:3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